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85cm" draw:z-index="0"><draw:image xlink:href="../../odt/images/302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1">Триггер </text:span>T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4">C-</text:span>код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461cm" draw:z-index="0"><draw:image xlink:href="../../odt/images/302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счётный триггер, изменяющий своё состояние при изменении значения <text:span text:style-name="T3">логического</text:span> входного сигнала от 0 до 1 (при типе счётного входа «по фронту»), или наоборот, при изменении значения входа от 1 до 0 при типе счётного входа «по спаду».</text:p>
            <text:p text:style-name="Text_20_body">Алгоритм работы блока при типе входа «по фронту»:</text:p>
            <text:p text:style-name="P4"><draw:frame draw:style-name="fr3" draw:name="Объект3" text:anchor-type="as-char" svg:width="9.968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.</text:p>
            <text:p text:style-name="Text_20_body">Алгоритм работы блока при типе входа «по спаду»:</text:p>
            <text:p text:style-name="P4"><draw:frame draw:style-name="fr3" draw:name="Объект4" text:anchor-type="as-char" svg:width="9.98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      <text:p text:style-name="Text_20_body">Если тип входа установлен в «по фронту и спаду», то при <text:span text:style-name="T3">любом</text:span> изменении входного <text:span text:style-name="T3">логического</text:span> сигнала триггер будет изменять свое состояние:</text:p>
            <text:p text:style-name="P4"><draw:frame draw:style-name="fr3" draw:name="Объект1" text:anchor-type="as-char" svg:width="9.797cm" svg:height="0.564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где 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– вектор выходного сигнала, <draw:frame draw:style-name="fr3" draw:name="Объект5" text:anchor-type="as-char" svg:width="1.055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– вектор входного сигналов и<draw:frame draw:style-name="fr3" draw:name="Объект6" text:anchor-type="as-char" svg:width="1.372cm" svg:height="0.56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4">– </text:span>обозначение логической операции НЕ.</text:p>
            <text:p text:style-name="Text_20_body"><text:span text:style-name="T2">Свойства</text:span>:</text:p>
            <text:list xml:id="list6354869685091563856" text:style-name="L1">
              <text:list-item>
                <text:p text:style-name="P5">Начальные условия – начальные значения выходного <text:span text:style-name="T3">логического</text:span> векторного сигнала.</text:p>
              </text:list-item>
              <text:list-item>
                <text:p text:style-name="P5">Добавить инверсный выход – указывает наличие инверсного выхода.</text:p>
              </text:list-item>
              <text:list-item>
                <text:p text:style-name="P5">Тип счётного входа (по фронту, по спаду, по фронту и спаду) – условие срабатывания счётного вход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 T</dc:title>
    <dc:date>2012-03-30T16:22:17.43</dc:date>
    <meta:generator>OpenOffice_Beta/4.1.0$Win32 OpenOffice.org_project/410m14$Build-9760</meta:generator>
    <meta:editing-duration>PT2H24M1S</meta:editing-duration>
    <meta:editing-cycles>109</meta:editing-cycles>
    <meta:document-statistic meta:table-count="1" meta:image-count="2" meta:object-count="6" meta:page-count="1" meta:paragraph-count="18" meta:word-count="142" meta:character-count="89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i>u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u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</mrow>
    <annotation encoding="StarMath 5.0">y(t) ~=~ neg {y(t- %DELTA t)}, ~если~ u(t) ~=~ neg {u(t- %DELTA t)}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i>u</mi>
      <mrow>
        <mrow>
          <mrow>
            <mo stretchy="false">(</mo>
            <mrow>
              <mi>t</mi>
            </mrow>
            <mo stretchy="false">)</mo>
          </mrow>
          <mo stretchy="false">=</mo>
          <mn>1</mn>
        </mrow>
        <mo stretchy="false">=</mo>
        <mrow>
          <mo stretchy="false">¬</mo>
          <mrow>
            <mi>u</mi>
            <mrow>
              <mo stretchy="false">(</mo>
              <mrow>
                <mrow>
                  <mi>t</mi>
                  <mo stretchy="false">−</mo>
                  <mo stretchy="false">Δ</mo>
                </mrow>
                <mi>t</mi>
              </mrow>
              <mo stretchy="false">)</mo>
            </mrow>
          </mrow>
        </mrow>
      </mrow>
    </mrow>
    <annotation encoding="StarMath 5.0">y(t) ~=~ neg {y(t- %DELTA t)}, ~если~ u(t)=1 = neg {u(t- %DELTA t)}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i>u</mi>
      <mrow>
        <mrow>
          <mrow>
            <mo stretchy="false">(</mo>
            <mrow>
              <mi>t</mi>
            </mrow>
            <mo stretchy="false">)</mo>
          </mrow>
          <mo stretchy="false">=</mo>
          <mn>0</mn>
        </mrow>
        <mo stretchy="false">=</mo>
        <mrow>
          <mo stretchy="false">¬</mo>
          <mrow>
            <mi>u</mi>
            <mrow>
              <mo stretchy="false">(</mo>
              <mrow>
                <mrow>
                  <mi>t</mi>
                  <mo stretchy="false">−</mo>
                  <mo stretchy="false">Δ</mo>
                </mrow>
                <mi>t</mi>
              </mrow>
              <mo stretchy="false">)</mo>
            </mrow>
          </mrow>
        </mrow>
      </mrow>
    </mrow>
    <annotation encoding="StarMath 5.0">y(t) ~=~ neg {y(t- %DELTA t)}, ~если~ u(t)=0 = neg {u(t- %DELTA t)}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¬</mo>
        <mrow>
          <mi>u</mi>
          <mrow>
            <mo stretchy="false">(</mo>
            <mrow>
              <mi>t</mi>
            </mrow>
            <mo stretchy="false">)</mo>
          </mrow>
        </mrow>
      </mrow>
    </mrow>
    <annotation encoding="StarMath 5.0">neg {u(t)}</annotation>
  </semantics>
</math>
</file>